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部屋の外で金属を動かす音が続いてい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。</text:p>
          </table:table-cell>
          <table:table-cell table:style-name="ce0"/>
          <table:table-cell table:style-name="ce0"/>
          <table:table-cell table:style-name="ce0" office:value-type="string">
            <text:p>...</text:p>
          </table:table-cell>
          <table:table-cell table:number-columns-repeated="1020"/>
        </table:table-row>
        <table:table-row>
          <table:table-cell table:style-name="ce0" office:value-type="string">
            <text:p>研究員
「・・・・・・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なんだか難航しているようです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だけの本数の鉄骨ですから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細いものはともかく、一番太い鉄骨は
人の手では簡単に動かせないと思い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だめだ～、一番太い鉄骨は人の手じゃ
　ビクともしない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外の研究員
「しかも、ちょうど通路の壁にぴったりハマって
　るから、何か重機でも使わないと動かせそうに
　ないぞ、これ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嫌な会話が聞こえてきました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最悪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ともと今日はシフトに入っている研究員が
少ない上、重機を持ち込むとなるとさらに
困難で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、この研究館の存在は外部に知られる
　わけにはいきません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手配は簡単にはいきませんでしょうね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困った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ここから出られるまで、まだまだかかりそう
　なのに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どんどん尿意がきつくなってきてる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でも、ここじゃ我慢するしかないわ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たちが閉じ込められてから2時間が
経過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うぅぅ・・・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す・・・すごくおしっこがしたい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トイレに・・・行きたい・・・////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あぅあぅ・・・っ）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あ、あの・・・ルミィさん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っ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ええと、僕・・・何か失礼なことを言って
　しまいましたでしょうか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・・・？</text:p>
          </table:table-cell>
          <table:table-cell table:style-name="ce0" office:value-type="string">
            <text:p>Map045</text:p>
          </table:table-cell>
          <table:table-cell table:style-name="ce0"/>
          <table:table-cell table:style-name="ce0" office:value-type="string">
            <text:p>...Eh?</text:p>
          </table:table-cell>
          <table:table-cell table:number-columns-repeated="1020"/>
        </table:table-row>
        <table:table-row>
          <table:table-cell table:style-name="ce0" office:value-type="string">
            <text:p>研究員
「なんだかルミィさん、さっきから急に機嫌が
　悪くなったように感じまして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僕が何か、無神経な事を言ってしまったの
　かと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・・・別に不機嫌というわけでは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なたの言動とは何の関係もありませんので、
気にしないでくださ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それなら良かったで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まあ、こんな状況ですから表情のひとつも
　険しくなりますよね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、ええ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（もじもじ・・・）</text:p>
          </table:table-cell>
          <table:table-cell table:style-name="ce0" office:value-type="string">
            <text:p>Map016</text:p>
          </table:table-cell>
          <table:table-cell table:style-name="ce0"/>
          <table:table-cell table:style-name="ce0" office:value-type="string">
            <text:p>*fidget*...</text:p>
          </table:table-cell>
          <table:table-cell table:number-columns-repeated="1020"/>
        </table:table-row>
        <table:table-row>
          <table:table-cell table:style-name="ce0" office:value-type="string">
            <text:p>研究員
「（あれ・・・？　やっぱりなんか避けられてる
　・・・かな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員
「（あんまり構わない方がいいのかも・・・）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13+01:00</meta:creation-date>
    <dc:date>2020-02-11T20:00:1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